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arial" svg:font-family="arial, sans-serif"/>
  </office:font-face-decls>
  <office:automatic-styles>
    <style:style style:name="P1" style:family="paragraph" style:parent-style-name="Standard">
      <style:paragraph-properties fo:margin-left="0cm" fo:margin-right="0cm" fo:line-height="150%" fo:text-align="center" style:justify-single-word="false" fo:orphans="2" fo:widows="2" fo:text-indent="0cm" style:auto-text-indent="false"/>
    </style:style>
    <style:style style:name="P2" style:family="paragraph" style:parent-style-name="Standard">
      <style:paragraph-properties fo:margin-left="0cm" fo:margin-right="0cm" fo:line-height="150%" fo:text-align="justify" style:justify-single-word="false" fo:orphans="2" fo:widows="2" fo:text-indent="0cm" style:auto-text-indent="false"/>
      <style:text-properties officeooo:paragraph-rsid="0000b3d5"/>
    </style:style>
    <style:style style:name="P3" style:family="paragraph" style:parent-style-name="Standard">
      <style:paragraph-properties fo:margin-left="0cm" fo:margin-right="0cm" fo:line-height="150%" fo:text-align="justify" style:justify-single-word="false" fo:orphans="2" fo:widows="2" fo:text-indent="0cm" style:auto-text-indent="false"/>
      <style:text-properties officeooo:paragraph-rsid="00019476"/>
    </style:style>
    <style:style style:name="P4" style:family="paragraph" style:parent-style-name="Standard">
      <style:paragraph-properties fo:margin-left="0cm" fo:margin-right="0cm" fo:line-height="150%" fo:text-align="justify" style:justify-single-word="false" fo:orphans="2" fo:widows="2" fo:text-indent="0cm" style:auto-text-indent="false"/>
      <style:text-properties officeooo:paragraph-rsid="0002afc4"/>
    </style:style>
    <style:style style:name="T1" style:family="text">
      <style:text-properties fo:font-variant="normal" fo:text-transform="none" fo:color="#000000" loext:opacity="100%" style:font-name="Arial"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000000" loext:opacity="100%" style:font-name="Arial" fo:font-size="12pt" fo:letter-spacing="normal" fo:font-style="normal" fo:font-weight="normal" officeooo:rsid="00000f78" style:font-size-asian="12pt" style:font-weight-asian="normal" style:font-size-complex="12pt" style:font-weight-complex="normal"/>
    </style:style>
    <style:style style:name="T3" style:family="text">
      <style:text-properties fo:font-variant="normal" fo:text-transform="none" fo:color="#000000" loext:opacity="100%" style:font-name="Arial" fo:font-size="12pt" fo:letter-spacing="normal" fo:font-style="normal" fo:font-weight="normal" officeooo:rsid="0000b3d5" style:font-size-asian="12pt" style:font-weight-asian="normal" style:font-size-complex="12pt" style:font-weight-complex="normal"/>
    </style:style>
    <style:style style:name="T4" style:family="text">
      <style:text-properties fo:font-variant="normal" fo:text-transform="none" fo:color="#000000" loext:opacity="100%" style:font-name="Arial" fo:font-size="12pt" fo:letter-spacing="normal" fo:font-style="normal" fo:font-weight="normal" officeooo:rsid="00019476" style:font-size-asian="12pt" style:font-weight-asian="normal" style:font-size-complex="12pt" style:font-weight-complex="normal"/>
    </style:style>
    <style:style style:name="T5" style:family="text">
      <style:text-properties fo:font-variant="normal" fo:text-transform="none" fo:color="#000000" loext:opacity="100%" style:font-name="Arial" fo:font-size="12pt" fo:letter-spacing="normal" fo:font-style="normal" fo:font-weight="normal" officeooo:rsid="0002afc4" style:font-size-asian="12pt" style:font-weight-asian="normal" style:font-size-complex="12pt" style:font-weight-complex="normal"/>
    </style:style>
    <style:style style:name="T6" style:family="text">
      <style:text-properties fo:font-variant="normal" fo:text-transform="none" fo:color="#000000" loext:opacity="100%" style:font-name="Arial" fo:font-size="12pt" fo:letter-spacing="normal" fo:font-style="normal" fo:font-weight="normal" officeooo:rsid="000436f6" style:font-size-asian="12pt" style:font-weight-asian="normal" style:font-size-complex="12pt" style:font-weight-complex="normal"/>
    </style:style>
    <style:style style:name="T7" style:family="text">
      <style:text-properties fo:font-variant="normal" fo:text-transform="none" fo:color="#202124" loext:opacity="100%" style:font-name="arial" fo:font-size="12pt" fo:letter-spacing="normal" fo:font-style="normal" fo:font-weight="normal" officeooo:rsid="0000b3d5"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GS-06-11-2021-1 </text:span></text:p>
      <text:p text:style-name="P1"><text:span text:style-name="T1">A função dos sistemas de informação na empresa</text:span></text:p>
      <text:p text:style-name="P1"><text:span text:style-name="T2"/></text:p>
      <text:p text:style-name="P3"><text:span text:style-name="T2"><text:tab/>Com a Internet </text:span><text:span text:style-name="T4">e os meios de comunicações </text:span><text:span text:style-name="T2">rompem-se paradigmas e intensificam-se relações sociais, fazendo surgir um novo cenário onde a informação é o elemento chave. </text:span><text:span text:style-name="T5">Dessa maneira ocorreu</text:span><text:span text:style-name="T4"> </text:span><text:span text:style-name="T5">um</text:span><text:span text:style-name="T4"> </text:span><text:span text:style-name="T5">aumento progressivo no </text:span><text:span text:style-name="T4">volume de informações</text:span><text:span text:style-name="T2"> </text:span><text:span text:style-name="T5">e para possuir uma visão estruturada delas, os sistemas de informações foram necessários.</text:span></text:p>
      <text:p text:style-name="P4"><text:span text:style-name="T2"><text:tab/>Sistemas de informação são um </text:span><text:span text:style-name="T3">conjunto</text:span><text:span text:style-name="T2"> de elementos ou redes com o objetivo de agrupar, coletar, processar, armazenar e transmitir informações, facilitando assim o acesso das pessoas interessadas. </text:span><text:span text:style-name="T3">Assim se o </text:span><text:span text:style-name="T2">sistema empresarial </text:span><text:span text:style-name="T3">e seus </text:span><text:span text:style-name="T2">muitos subsistemas </text:span><text:span text:style-name="T3">forem elaborados de forma otimizada </text:span><text:span text:style-name="T2">para auxiliar na organização das empresas.</text:span></text:p>
      <text:p text:style-name="P4"><text:span text:style-name="T3"><text:tab/></text:span><text:span text:style-name="T5">P</text:span><text:span text:style-name="T3">romove</text:span><text:span text:style-name="T5">ndo</text:span><text:span text:style-name="T3"> relatórios com a finalidade de serem utilizados pelos gestores da instituição para compreender melhor como </text:span><text:span text:style-name="T7">porta-se </text:span><text:span text:style-name="T3">o funcionamento da organização </text:span><text:span text:style-name="T4"><text:s/></text:span><text:span text:style-name="T3">além de servir de base para transmutações propostas em reuniões, visando a melhoria de produção e de investimento. </text:span></text:p>
      <text:p text:style-name="P2"><text:span text:style-name="T2"><text:tab/> </text:span><text:span text:style-name="T4">Uma das principais razões das empresas de possuírem os sistemas de informação é para resolve</text:span><text:span text:style-name="T5">r</text:span><text:span text:style-name="T4"> problemas internos e enfrentar as mudanças no meio externo, como a crescente competitividade comercial </text:span><text:span text:style-name="T5">e assim, possuir um grande diferencial em relação aos concorrentes com suas informações estruturadas para tomada de decisões rápidas e seguras.</text:span></text:p>
      <text:p text:style-name="P2"><text:span text:style-name="T5"><text:tab/></text:span><text:span text:style-name="T6">Desse modo as empresas precisam que os sistemas funcionem de forma efetiva com suas funções de atender as reais necessidades dos usuários, atender ao usuário com presteza, apresentar custos compatíveis, adaptar-se constantemente às novas tecnologias de informação e estar alinhados com as estratégias de negócios da empresa. Pois, na era da informação essas funções tornam o diferencial das empresas e dos profissionais que valorizam a informação e do conhecimento a fim de chegar em soluções para satisfazer o desenvolvimento das met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7T16:39:01.550000000</meta:creation-date>
    <dc:date>2021-11-07T17:31:30.295000000</dc:date>
    <meta:editing-duration>PT7M40S</meta:editing-duration>
    <meta:editing-cycles>1</meta:editing-cycles>
    <meta:document-statistic meta:table-count="0" meta:image-count="0" meta:object-count="0" meta:page-count="1" meta:paragraph-count="7" meta:word-count="276" meta:character-count="1879" meta:non-whitespace-character-count="1601"/>
    <meta:generator>LibreOffice/7.2.2.2$Windows_X86_64 LibreOffice_project/02b2acce88a210515b4a5bb2e46cbfb63fe97d56</meta:generator>
  </office:meta>
</office:document-meta>
</file>